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" svg:font-family="'Anonymice Powerline'" style:font-pitch="fixed"/>
    <style:font-face style:name="Cousine for Powerline" svg:font-family="'Cousine for Powerline'" style:font-pitch="fixed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Math TeX Gyre" officeooo:rsid="000db23c" officeooo:paragraph-rsid="000db23c"/>
    </style:style>
    <style:style style:name="T1" style:family="text">
      <style:text-properties style:font-name="Anonymice Powerline"/>
    </style:style>
    <style:style style:name="T2" style:family="text">
      <style:text-properties style:font-name="Anonymice Powerline" fo:font-size="13pt" style:font-size-asian="13pt" style:font-size-complex="13pt"/>
    </style:style>
    <style:style style:name="T3" style:family="text">
      <style:text-properties style:font-name="Anonymice Powerline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nnexe</text:span> :</text:p>
      <text:p text:style-name="P1"/>
      <text:p text:style-name="P1">I) Abréviations</text:p>
      <text:p text:style-name="P1"/>
      <text:p text:style-name="P1">URS : User Requirement Specifications</text:p>
      <text:p text:style-name="P1">SDS : Software Design Specifications</text:p>
      <text:p text:style-name="P1">CLI : Command Line Interface</text:p>
      <text:p text:style-name="P1">OS/SE : Operating System/Système d’exploitation </text:p>
      <text:p text:style-name="P1">API : Application Programming Interf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ice Powerline" svg:font-family="'Anonymice Powerline'" style:font-pitch="fixed"/>
    <style:font-face style:name="Cousine for Powerline" svg:font-family="'Cousine for Powerline'" style:font-pitch="fixed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8:48:43.738640286</meta:creation-date>
    <dc:date>2017-12-04T08:56:25.833061202</dc:date>
    <meta:editing-duration>PT7M42S</meta:editing-duration>
    <meta:editing-cycles>2</meta:editing-cycles>
    <meta:generator>LibreOffice/5.4.3.2$Linux_X86_64 LibreOffice_project/40m0$Build-2</meta:generator>
    <meta:document-statistic meta:table-count="0" meta:image-count="0" meta:object-count="0" meta:page-count="1" meta:paragraph-count="7" meta:word-count="29" meta:character-count="211" meta:non-whitespace-character-count="188"/>
  </office:meta>
</office:document-meta>
</file>